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2pt" style:font-size-asian="19.25pt" style:font-size-complex="22pt"/>
    </style:style>
    <style:style style:name="P2" style:family="paragraph" style:parent-style-name="Standard">
      <style:text-properties fo:font-size="14pt" style:font-size-asian="12.25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NCTIONNEMENT<text:tab/></text:p>
      <text:p text:style-name="P4"/>
      <text:p text:style-name="P4">Cette application sert a ce faire une liste de contact avec les informations suivantes : Nom, Prénom, Surnom, Téléphone, E-mail, Adresse postale on peux ajouter des contactes, les supprimer, voir tous ces contacts ou que ce que l’on souhaite, modifier les informations d’un ou plusieurs contacts et si vous avez oublier des commande vous pouvez vous les procuré directement sur l’application</text:p>
      <text:p text:style-name="P4"/>
      <text:p text:style-name="P1">DÉMARRAGE</text:p>
      <text:p text:style-name="P3"/>
      <text:p text:style-name="P4">Lancement de l’application : en premier récupéré uniquement l’application qui a été fourni sur github et qui se nomme «contact.py» pas besoin de récupéré le fichier de la base de données une nouvelle base de données se créera lors du premier lancement de l’application.</text:p>
      <text:p text:style-name="P2"/>
      <text:p text:style-name="P4">Une fois dans l’application il y a 2 façon de l’utiliser sois en mode non interactif ou il faut taper entièrement les commandes, sois en mode interactif ou les commandes sont simplifier</text:p>
      <text:p text:style-name="P2"/>
      <text:p text:style-name="P1">COMMANDE NON INTERACTIF</text:p>
      <text:p text:style-name="P5"/>
      <text:p text:style-name="P5">Pour Chaque commande il faut taper au début « python3 contact.py (action ci-dessous) »</text:p>
      <text:p text:style-name="P5"/>
      <text:p text:style-name="P5">new : Cette commande permet de ajouté un nouveau contact dans votre liste </text:p>
      <text:p text:style-name="P5">une fois la commande taper il vous demandera le nom, Le prénom, le surnom, le téléphone, </text:p>
      <text:p text:style-name="P5">l’e-mail, l’adresse postale il n’est pas obligatoire de mettre une information dans toute les catégories la personne peut ne pas avoir de surnom</text:p>
      <text:p text:style-name="P5"/>
      <text:p text:style-name="P5">delete : Cette commande permet de supprimer un contact qui est dans votre (attention a bien marqué chacune des information sans faute sinon la suppression ne se fera pas)</text:p>
      <text:p text:style-name="P5"/>
      <text:p text:style-name="P5">list : Cette commande permet de afficher tout les contacts qui sont dans votre liste</text:p>
      <text:p text:style-name="P5"/>
      <text:p text:style-name="P5">search : Cette commande a plusieurs variante selon par quelle donné vous voulez rechercher un contact voici les variante.</text:p>
      <text:p text:style-name="P5"/>
      <text:p text:style-name="P5">Search lastname (information du contact) : Cette commande permet de rechercher un contact par son Nom de famille</text:p>
      <text:p text:style-name="P5"/>
      <text:p text:style-name="P5">Search firstname (information du contact) : Cette commande permet de rechercher un contact par son Prénom</text:p>
      <text:p text:style-name="P5"/>
      <text:p text:style-name="P5">Search nickname (information du contact) : Cette commande permet de rechercher un contact par son Surnom</text:p>
      <text:p text:style-name="P5"/>
      <text:p text:style-name="P5">Search phone (information du contact) : Cette commande permet de rechercher un contact par son Numéro de téléphone</text:p>
      <text:p text:style-name="P5"/>
      <text:p text:style-name="P5">Search email (information du contact) : Cette commande permet de rechercher un contact par son adresse E-mail</text:p>
      <text:p text:style-name="P5"/>
      <text:p text:style-name="P5"><text:soft-page-break/>Search address (information du contact) : Cette commande permet de rechercher un contact par son Adresse postale </text:p>
      <text:p text:style-name="P5"/>
      <text:p text:style-name="P5">update : Cette commande permet de mettre à jour une données d’un utilisateur</text:p>
      <text:p text:style-name="P5">en premier il demande quelle colonne doit être modifier, après avoir sélectionner la colonne donner la nouvelle information qui remplacera l’ancienne puis donner quelle contacte doit avoir la modification que vous vouliez apporter. (quand il vous demandera le nom, prénom, surnom, tel, email et adresse postale bien marqué les anciennes informations pour qu’elle puisse trouve le contact)</text:p>
      <text:p text:style-name="P5"/>
      <text:p text:style-name="P5">? : Cette commande permet de vous aider en donnant les commandes avec une description d’à quoi elle serve</text:p>
      <text:p text:style-name="P5"/>
      <text:p text:style-name="P1">COMMANDE INTERACTIVE</text:p>
      <text:p text:style-name="P5"/>
      <text:p text:style-name="P5">pour démarrer le mode interactif il suffit de taper « python3 contact.py »</text:p>
      <text:p text:style-name="P5"/>
      <text:p text:style-name="P5">arriver dans ce mode on vous donne les indication de se vous pouvez faire :</text:p>
      <text:p text:style-name="P5"/>
      <text:p text:style-name="P5">1 : permet de créer un contact a la même fonction que « new »</text:p>
      <text:p text:style-name="P5"/>
      <text:p text:style-name="P5">2 : permet de supprimer un contacte a la même fonction que « delete »</text:p>
      <text:p text:style-name="P5"/>
      <text:p text:style-name="P5">3 : permet de voir tous vos contacte a la même fonction que « list »</text:p>
      <text:p text:style-name="P5"/>
      <text:p text:style-name="P5">4 : permet de rechercher un contact a la même fonction que « search »</text:p>
      <text:p text:style-name="P5"/>
      <text:p text:style-name="P5">5 : permet de modifier un contact a la même fonction que « update »</text:p>
      <text:p text:style-name="P5"/>
      <text:p text:style-name="P5">6 : permet de afficher les commandes qui existe a la même fonction que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0T09:57:59.681000000</meta:creation-date>
    <dc:date>2023-05-11T09:20:22.51</dc:date>
    <meta:editing-duration>PT3H25M53S</meta:editing-duration>
    <meta:editing-cycles>3</meta:editing-cycles>
    <meta:generator>OpenOffice/4.1.14$Win32 OpenOffice.org_project/4114m1$Build-9811</meta:generator>
    <dc:creator>Théo </dc:creator>
    <meta:document-statistic meta:table-count="0" meta:image-count="0" meta:object-count="0" meta:page-count="2" meta:paragraph-count="31" meta:word-count="585" meta:character-count="3465"/>
  </office:meta>
</office:document-meta>
</file>